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cc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marker-start="Circl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7" style:family="graphic" style:parent-style-name="standard">
      <style:graphic-properties draw:marker-start="" draw:marker-end="Circle" draw:textarea-vertical-align="middle"/>
    </style:style>
    <style:style style:name="gr8" style:family="graphic" style:parent-style-name="standard">
      <style:graphic-properties draw:marker-start="Circl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Circle" draw:fill="none" draw:textarea-vertical-align="middle"/>
    </style:style>
    <style:style style:name="gr11" style:family="graphic" style:parent-style-name="objectwithoutfill">
      <style:graphic-properties draw:marker-start="" draw:marker-end="Circl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8" style:family="paragraph">
      <style:paragraph-properties fo:text-align="center" style:text-autospace="ideograph-alpha"/>
      <style:text-properties fo:font-size="10pt"/>
    </style:style>
    <style:style style:name="P9" style:family="paragraph">
      <style:paragraph-properties fo:text-align="center" style:text-autospace="ideograph-alpha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0" style:family="paragraph">
      <style:paragraph-properties fo:text-align="center" style:text-autospace="ideograph-alpha"/>
      <style:text-properties fo:font-size="9pt"/>
    </style:style>
    <style:style style:name="P11" style:family="paragraph">
      <style:paragraph-properties fo:text-align="center" style:text-autospace="ideograph-alpha"/>
      <style:text-properties fo:font-size="9pt" style:font-size-asian="9pt" style:font-size-complex="9pt"/>
    </style:style>
    <style:style style:name="T1" style:family="text"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style:style style:name="T5" style:family="text">
      <style:text-properties fo:color="#000000"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8.208cm" svg:y1="7.604cm" svg:x2="7.5cm" svg:y2="4.048cm" draw:start-shape="id1" draw:start-glue-point="0" draw:end-shape="id2" draw:end-glue-point="2" svg:d="M18208 7604l-10708-3556">
          <text:p/>
        </draw:connector>
        <draw:rect draw:style-name="gr2" draw:text-style-name="P3" xml:id="id2" draw:id="id2" draw:layer="layout" svg:width="2.667cm" svg:height="0.635cm" svg:x="6.167cm" svg:y="3.413cm">
          <text:p text:style-name="P2"><text:span text:style-name="T1">AccountHolder</text:span></text:p>
        </draw:rect>
        <draw:rect draw:style-name="gr2" draw:text-style-name="P3" xml:id="id7" draw:id="id7" draw:layer="layout" svg:width="2.667cm" svg:height="0.635cm" svg:x="16.875cm" svg:y="3.413cm">
          <text:p text:style-name="P2"><text:span text:style-name="T2">AccountProvider</text:span></text:p>
        </draw:rect>
        <draw:rect draw:style-name="gr2" draw:text-style-name="P3" xml:id="id4" draw:id="id4" draw:layer="layout" svg:width="2.667cm" svg:height="0.635cm" svg:x="11.414cm" svg:y="3.413cm">
          <text:p text:style-name="P2"><text:span text:style-name="T1">Account</text:span></text:p>
        </draw:rect>
        <draw:rect draw:style-name="gr3" draw:text-style-name="P3" xml:id="id3" draw:id="id3" draw:layer="layout" svg:width="3.429cm" svg:height="0.635cm" svg:x="11.033cm" svg:y="5.318cm">
          <text:p text:style-name="P2"><text:span text:style-name="T2">AbstractAccountEntity</text:span></text:p>
        </draw:rect>
        <draw:connector draw:style-name="gr1" draw:text-style-name="P1" draw:layer="layout" draw:type="line" svg:x1="12.747cm" svg:y1="5.318cm" svg:x2="12.747cm" svg:y2="4.048cm" draw:start-shape="id3" draw:start-glue-point="0" draw:end-shape="id4" draw:end-glue-point="2" svg:d="M12747 5318v-1270">
          <text:p/>
        </draw:connector>
        <draw:rect draw:style-name="gr3" draw:text-style-name="P3" xml:id="id5" draw:id="id5" draw:layer="layout" svg:width="4.191cm" svg:height="0.635cm" svg:x="5.405cm" svg:y="5.318cm">
          <text:p text:style-name="P2"><text:span text:style-name="T2">AbstractAccountHolderEntity</text:span></text:p>
        </draw:rect>
        <draw:connector draw:style-name="gr1" draw:text-style-name="P1" draw:layer="layout" draw:type="line" svg:x1="7.5cm" svg:y1="5.318cm" svg:x2="7.5cm" svg:y2="4.048cm" draw:start-shape="id5" draw:start-glue-point="0" draw:end-shape="id2" draw:end-glue-point="2" svg:d="M7500 5318v-1270">
          <text:p/>
        </draw:connector>
        <draw:rect draw:style-name="gr3" draw:text-style-name="P3" xml:id="id6" draw:id="id6" draw:layer="layout" svg:width="4.699cm" svg:height="0.635cm" svg:x="15.859cm" svg:y="5.318cm">
          <text:p text:style-name="P2"><text:span text:style-name="T2">AbstractAccountProviderEntity</text:span></text:p>
        </draw:rect>
        <draw:connector draw:style-name="gr1" draw:text-style-name="P1" draw:layer="layout" draw:type="line" svg:x1="18.208cm" svg:y1="5.318cm" svg:x2="18.208cm" svg:y2="4.048cm" draw:start-shape="id6" draw:start-glue-point="0" draw:end-shape="id7" draw:end-glue-point="2" svg:d="M18208 5318v-1270">
          <text:p/>
        </draw:connector>
        <draw:rect draw:style-name="gr3" draw:text-style-name="P3" xml:id="id1" draw:id="id1" draw:layer="layout" svg:width="5.715cm" svg:height="0.635cm" svg:x="15.351cm" svg:y="7.604cm">
          <text:p text:style-name="P2"><text:span text:style-name="T2">AbstractAccountProviderHolderEntity</text:span></text:p>
        </draw:rect>
        <draw:connector draw:style-name="gr4" draw:text-style-name="P1" draw:layer="layout" svg:x1="14.081cm" svg:y1="3.73cm" svg:x2="16.875cm" svg:y2="3.73cm" draw:end-shape="id7" draw:end-glue-point="3" svg:d="M14081 3730h2794">
          <text:p/>
        </draw:connector>
        <draw:connector draw:style-name="gr4" draw:text-style-name="P1" draw:layer="layout" svg:x1="11.414cm" svg:y1="3.73cm" svg:x2="8.834cm" svg:y2="3.73cm" draw:start-shape="id4" draw:start-glue-point="3" draw:end-shape="id2" draw:end-glue-point="1" svg:d="M11414 3730h-2580">
          <text:p/>
        </draw:connector>
        <draw:connector draw:style-name="gr1" draw:text-style-name="P1" draw:layer="layout" draw:type="line" svg:x1="18.208cm" svg:y1="7.604cm" svg:x2="18.208cm" svg:y2="5.953cm" draw:start-shape="id1" draw:start-glue-point="0" draw:end-shape="id6" draw:end-glue-point="2" svg:d="M18208 7604v-1651">
          <text:p/>
        </draw:connector>
        <draw:rect draw:style-name="gr3" draw:text-style-name="P3" xml:id="id8" draw:id="id8" draw:layer="layout" svg:width="3.429cm" svg:height="0.635cm" svg:x="11.033cm" svg:y="7.604cm">
          <text:p text:style-name="P2"><text:span text:style-name="T2">AccountEntity</text:span></text:p>
        </draw:rect>
        <draw:connector draw:style-name="gr1" draw:text-style-name="P1" draw:layer="layout" draw:type="line" svg:x1="12.747cm" svg:y1="7.604cm" svg:x2="12.747cm" svg:y2="5.953cm" draw:start-shape="id8" draw:start-glue-point="0" draw:end-shape="id3" draw:end-glue-point="2" svg:d="M12747 7604v-1651">
          <text:p/>
        </draw:connector>
        <draw:rect draw:style-name="gr3" draw:text-style-name="P3" xml:id="id9" draw:id="id9" draw:layer="layout" svg:width="4.191cm" svg:height="0.635cm" svg:x="5.405cm" svg:y="7.604cm">
          <text:p text:style-name="P2"><text:span text:style-name="T2">AccountHolderEntity</text:span></text:p>
        </draw:rect>
        <draw:connector draw:style-name="gr1" draw:text-style-name="P1" draw:layer="layout" draw:type="line" svg:x1="7.5cm" svg:y1="7.604cm" svg:x2="7.5cm" svg:y2="5.953cm" draw:start-shape="id9" draw:start-glue-point="0" draw:end-shape="id5" draw:end-glue-point="2" svg:d="M7500 7604v-1651">
          <text:p/>
        </draw:connector>
        <draw:rect draw:style-name="gr3" draw:text-style-name="P3" xml:id="id10" draw:id="id10" draw:layer="layout" svg:width="4.699cm" svg:height="0.635cm" svg:x="21.864cm" svg:y="7.604cm">
          <text:p text:style-name="P2"><text:span text:style-name="T2">AccountProviderEntity</text:span></text:p>
        </draw:rect>
        <draw:connector draw:style-name="gr1" draw:text-style-name="P1" draw:layer="layout" draw:type="line" svg:x1="24.213cm" svg:y1="7.604cm" svg:x2="18.208cm" svg:y2="5.953cm" draw:start-shape="id10" draw:start-glue-point="0" draw:end-shape="id6" draw:end-glue-point="2" svg:d="M24213 7604l-6005-1651">
          <text:p/>
        </draw:connector>
        <draw:rect draw:style-name="gr3" draw:text-style-name="P3" xml:id="id11" draw:id="id11" draw:layer="layout" svg:width="5.715cm" svg:height="0.635cm" svg:x="15.351cm" svg:y="9.255cm">
          <text:p text:style-name="P2"><text:span text:style-name="T2">AbstractAccountProviderHolderEntity</text:span></text:p>
        </draw:rect>
        <draw:connector draw:style-name="gr1" draw:text-style-name="P1" draw:layer="layout" draw:type="line" svg:x1="18.208cm" svg:y1="9.255cm" svg:x2="18.208cm" svg:y2="8.239cm" draw:start-shape="id11" draw:start-glue-point="0" draw:end-shape="id1" draw:end-glue-point="2" svg:d="M18208 9255v-1016">
          <text:p/>
        </draw:connector>
        <draw:frame draw:style-name="gr5" draw:text-style-name="P5" draw:layer="layout" svg:width="4.13cm" svg:height="0.569cm" svg:x="21.574cm" svg:y="7.162cm">
          <draw:text-box>
            <text:p text:style-name="P4"><text:span text:style-name="T3">@Table=”account_providers”</text:span></text:p>
          </draw:text-box>
        </draw:frame>
        <draw:frame draw:style-name="gr6" draw:text-style-name="P5" draw:layer="layout" svg:width="3.302cm" svg:height="0.569cm" svg:x="10.779cm" svg:y="4.876cm">
          <draw:text-box>
            <text:p text:style-name="P4"><text:span text:style-name="T3">@MappedSuperclass</text:span></text:p>
          </draw:text-box>
        </draw:frame>
        <draw:frame draw:style-name="gr6" draw:text-style-name="P5" draw:layer="layout" svg:width="3.302cm" svg:height="0.569cm" svg:x="5.191cm" svg:y="4.81cm">
          <draw:text-box>
            <text:p text:style-name="P4"><text:span text:style-name="T3">@MappedSuperclass</text:span></text:p>
          </draw:text-box>
        </draw:frame>
        <draw:frame draw:style-name="gr6" draw:text-style-name="P5" draw:layer="layout" svg:width="3.302cm" svg:height="0.569cm" svg:x="15.097cm" svg:y="7.162cm">
          <draw:text-box>
            <text:p text:style-name="P4"><text:span text:style-name="T3">@MappedSuperclass</text:span></text:p>
          </draw:text-box>
        </draw:frame>
        <draw:frame draw:style-name="gr6" draw:text-style-name="P5" draw:layer="layout" svg:width="3.302cm" svg:height="0.569cm" svg:x="15.605cm" svg:y="4.876cm">
          <draw:text-box>
            <text:p text:style-name="P4"><text:span text:style-name="T3">@MappedSuperclass</text:span></text:p>
          </draw:text-box>
        </draw:frame>
        <draw:frame draw:style-name="gr6" draw:text-style-name="P5" draw:layer="layout" svg:width="3.302cm" svg:height="0.569cm" svg:x="15.097cm" svg:y="8.813cm">
          <draw:text-box>
            <text:p text:style-name="P4"><text:span text:style-name="T3">@MappedSuperclass</text:span></text:p>
          </draw:text-box>
        </draw:frame>
        <draw:frame draw:style-name="gr5" draw:text-style-name="P5" draw:layer="layout" svg:width="3.897cm" svg:height="0.569cm" svg:x="5.191cm" svg:y="7.096cm">
          <draw:text-box>
            <text:p text:style-name="P4"><text:span text:style-name="T3">@Table=”account_holders”</text:span></text:p>
          </draw:text-box>
        </draw:frame>
        <draw:frame draw:style-name="gr5" draw:text-style-name="P5" draw:layer="layout" svg:width="2.957cm" svg:height="0.569cm" svg:x="10.779cm" svg:y="7.162cm">
          <draw:text-box>
            <text:p text:style-name="P4"><text:span text:style-name="T3">@Table=”accounts”</text:span></text:p>
          </draw:text-box>
        </draw:frame>
      </draw:page>
      <draw:page draw:name="page2" draw:style-name="dp1" draw:master-page-name="Default">
        <draw:rect draw:style-name="gr3" draw:text-style-name="P3" xml:id="id12" draw:id="id12" draw:layer="layout" svg:width="3.175cm" svg:height="0.508cm" svg:x="12.304cm" svg:y="10.779cm">
          <text:p text:style-name="P2"><text:span text:style-name="T2">OrganizationEntity</text:span></text:p>
        </draw:rect>
        <draw:connector draw:style-name="gr1" draw:text-style-name="P1" draw:layer="layout" draw:type="line" svg:x1="13.891cm" svg:y1="10.779cm" svg:x2="13.89cm" svg:y2="6.842cm" draw:start-shape="id12" draw:start-glue-point="0" draw:end-shape="id13" draw:end-glue-point="2" svg:d="M13891 10779l-1-3937">
          <text:p/>
        </draw:connector>
        <draw:rect draw:style-name="gr2" draw:text-style-name="P3" xml:id="id14" draw:id="id14" draw:layer="layout" svg:width="2.667cm" svg:height="0.635cm" svg:x="16.621cm" svg:y="6.08cm">
          <text:p text:style-name="P2"><text:span text:style-name="T1">Organization</text:span></text:p>
        </draw:rect>
        <draw:rect draw:style-name="gr2" draw:text-style-name="P3" xml:id="id15" draw:id="id15" draw:layer="layout" svg:width="2.667cm" svg:height="0.635cm" svg:x="15.224cm" svg:y="3.794cm">
          <text:p text:style-name="P2"><text:span text:style-name="T1">AccountHolder</text:span></text:p>
        </draw:rect>
        <draw:rect draw:style-name="gr2" draw:text-style-name="P3" xml:id="id16" draw:id="id16" draw:layer="layout" svg:width="2.667cm" svg:height="0.635cm" svg:x="18.272cm" svg:y="3.794cm">
          <text:p text:style-name="P2"><text:span text:style-name="T2">AccountProvider</text:span></text:p>
        </draw:rect>
        <draw:connector draw:style-name="gr1" draw:text-style-name="P1" draw:layer="layout" draw:type="line" svg:x1="17.954cm" svg:y1="6.08cm" svg:x2="16.557cm" svg:y2="4.429cm" draw:start-shape="id14" draw:start-glue-point="0" draw:end-shape="id15" draw:end-glue-point="2" svg:d="M17954 6080l-1397-1651">
          <text:p/>
        </draw:connector>
        <draw:connector draw:style-name="gr1" draw:text-style-name="P1" draw:layer="layout" draw:type="line" svg:x1="17.954cm" svg:y1="6.08cm" svg:x2="19.605cm" svg:y2="4.429cm" draw:start-shape="id14" draw:start-glue-point="0" draw:end-shape="id16" draw:end-glue-point="2" svg:d="M17954 6080l1651-1651">
          <text:p/>
        </draw:connector>
        <draw:rect draw:style-name="gr3" draw:text-style-name="P3" xml:id="id19" draw:id="id19" draw:layer="layout" svg:width="4.064cm" svg:height="0.508cm" svg:x="4.048cm" svg:y="10.779cm">
          <text:p text:style-name="P2"><text:span text:style-name="T2">OrganizationAccountEntity</text:span></text:p>
        </draw:rect>
        <draw:rect draw:style-name="gr2" draw:text-style-name="P3" xml:id="id17" draw:id="id17" draw:layer="layout" svg:width="3.556cm" svg:height="0.635cm" svg:x="4.302cm" svg:y="7.096cm">
          <text:p text:style-name="P2"><text:span text:style-name="T1">OrganizationAccount</text:span></text:p>
        </draw:rect>
        <draw:rect draw:style-name="gr2" draw:text-style-name="P3" xml:id="id18" draw:id="id18" draw:layer="layout" svg:width="2.794cm" svg:height="0.635cm" svg:x="4.683cm" svg:y="3.794cm">
          <text:p text:style-name="P2"><text:span text:style-name="T1">Account</text:span></text:p>
        </draw:rect>
        <draw:connector draw:style-name="gr1" draw:text-style-name="P1" draw:layer="layout" draw:type="line" svg:x1="6.08cm" svg:y1="7.096cm" svg:x2="6.08cm" svg:y2="4.429cm" draw:start-shape="id17" draw:start-glue-point="0" draw:end-shape="id18" draw:end-glue-point="2" svg:d="M6080 7096v-2667">
          <text:p/>
        </draw:connector>
        <draw:connector draw:style-name="gr7" draw:text-style-name="P1" draw:layer="layout" svg:x1="12.304cm" svg:y1="11.033cm" svg:x2="8.112cm" svg:y2="11.033cm" draw:start-shape="id12" draw:start-glue-point="3" draw:end-shape="id19" draw:end-glue-point="1" svg:d="M12304 11033h-4192">
          <text:p text:style-name="P1"><text:span text:style-name="T2">heldAccounts/holder</text:span></text:p>
          <text:p text:style-name="P1"/>
        </draw:connector>
        <draw:connector draw:style-name="gr7" draw:text-style-name="P1" draw:layer="layout" draw:line-skew="0.515cm" svg:x1="13.891cm" svg:y1="11.287cm" svg:x2="6.08cm" svg:y2="11.287cm" draw:start-shape="id12" draw:start-glue-point="2" draw:end-shape="id19" draw:end-glue-point="2" svg:d="M13891 11287v1016h-7811v-1016">
          <text:p text:style-name="P1"><text:span text:style-name="T2">providedAccounts/provider</text:span></text:p>
        </draw:connector>
        <draw:rect draw:style-name="gr3" draw:text-style-name="P3" xml:id="id13" draw:id="id13" draw:layer="layout" svg:width="4.445cm" svg:height="0.635cm" svg:x="11.668cm" svg:y="6.207cm">
          <text:p text:style-name="P2"><text:span text:style-name="T2">AccountProviderHolderEntity</text:span></text:p>
        </draw:rect>
        <draw:rect draw:style-name="gr3" draw:text-style-name="P3" xml:id="id20" draw:id="id20" draw:layer="layout" svg:width="3.302cm" svg:height="0.635cm" svg:x="4.429cm" svg:y="8.874cm">
          <text:p text:style-name="P2"><text:span text:style-name="T2">AccountEntity</text:span></text:p>
        </draw:rect>
        <draw:connector draw:style-name="gr1" draw:text-style-name="P1" draw:layer="layout" draw:type="line" svg:x1="6.08cm" svg:y1="10.779cm" svg:x2="6.08cm" svg:y2="9.509cm" draw:start-shape="id19" draw:start-glue-point="0" draw:end-shape="id20" draw:end-glue-point="2" svg:d="M6080 10779v-1270">
          <text:p/>
        </draw:connector>
        <draw:connector draw:style-name="gr1" draw:text-style-name="P1" draw:layer="layout" draw:type="line" svg:x1="6.08cm" svg:y1="8.874cm" svg:x2="6.08cm" svg:y2="7.731cm" draw:start-shape="id20" draw:start-glue-point="0" draw:end-shape="id17" draw:end-glue-point="2" svg:d="M6080 8874v-1143">
          <text:p/>
        </draw:connector>
        <draw:connector draw:style-name="gr1" draw:text-style-name="P1" draw:layer="layout" draw:type="line" svg:x1="13.891cm" svg:y1="10.779cm" svg:x2="17.954cm" svg:y2="6.715cm" draw:start-shape="id12" draw:start-glue-point="0" draw:end-shape="id14" draw:end-glue-point="2" svg:d="M13891 10779l4063-4064">
          <text:p/>
        </draw:connector>
        <draw:frame draw:style-name="gr5" draw:text-style-name="P5" draw:layer="layout" svg:width="2.957cm" svg:height="0.569cm" svg:x="4.175cm" svg:y="8.366cm">
          <draw:text-box>
            <text:p text:style-name="P4"><text:span text:style-name="T3">@Table=”accounts”</text:span></text:p>
          </draw:text-box>
        </draw:frame>
        <draw:frame draw:style-name="gr5" draw:text-style-name="P5" draw:layer="layout" svg:width="4.651cm" svg:height="0.569cm" svg:x="3.885cm" svg:y="10.337cm">
          <draw:text-box>
            <text:p text:style-name="P4"><text:span text:style-name="T3">@Table=”organization_accounts”</text:span></text:p>
          </draw:text-box>
        </draw:frame>
        <draw:frame draw:style-name="gr5" draw:text-style-name="P5" draw:layer="layout" svg:width="3.499cm" svg:height="0.569cm" svg:x="12.049cm" svg:y="10.316cm">
          <draw:text-box>
            <text:p text:style-name="P4"><text:span text:style-name="T3">@Table=”organizations”</text:span></text:p>
          </draw:text-box>
        </draw:frame>
        <draw:rect draw:style-name="gr3" draw:text-style-name="P3" draw:layer="layout" svg:width="5.715cm" svg:height="0.635cm" svg:x="15.352cm" svg:y="9.256cm">
          <text:p text:style-name="P2"><text:span text:style-name="T2">AbstractAccountProviderHolderEntity</text:span></text:p>
        </draw:rect>
      </draw:page>
      <draw:page draw:name="page3" draw:style-name="dp1" draw:master-page-name="Default">
        <draw:rect draw:style-name="gr2" draw:text-style-name="P3" xml:id="id23" draw:id="id23" draw:layer="layout" svg:width="2.667cm" svg:height="0.635cm" svg:x="6.208cm" svg:y="3.794cm">
          <text:p text:style-name="P2"><text:span text:style-name="T1">AccountHolder</text:span></text:p>
        </draw:rect>
        <draw:rect draw:style-name="gr2" draw:text-style-name="P3" xml:id="id21" draw:id="id21" draw:layer="layout" svg:width="2.667cm" svg:height="0.635cm" svg:x="12.493cm" svg:y="3.794cm">
          <text:p text:style-name="P2"><text:span text:style-name="T1">Account</text:span></text:p>
        </draw:rect>
        <draw:rect draw:style-name="gr2" draw:text-style-name="P3" xml:id="id22" draw:id="id22" draw:layer="layout" svg:width="2.667cm" svg:height="0.635cm" svg:x="19.669cm" svg:y="3.794cm">
          <text:p text:style-name="P2"><text:span text:style-name="T2">AccountProvider</text:span></text:p>
        </draw:rect>
        <draw:connector draw:style-name="gr8" draw:text-style-name="P7" draw:layer="layout" svg:x1="15.16cm" svg:y1="4.111cm" svg:x2="19.669cm" svg:y2="4.111cm" draw:start-shape="id21" draw:start-glue-point="1" draw:end-shape="id22" draw:end-glue-point="3" svg:d="M15160 4111h4509">
          <text:p text:style-name="P6"><text:span text:style-name="T2">providedAccounts – provider</text:span></text:p>
          <text:p text:style-name="P6"><text:span text:style-name="T2"/></text:p>
        </draw:connector>
        <draw:connector draw:style-name="gr8" draw:text-style-name="P3" draw:layer="layout" svg:x1="12.493cm" svg:y1="4.111cm" svg:x2="8.875cm" svg:y2="4.111cm" draw:start-shape="id21" draw:start-glue-point="3" draw:end-shape="id23" draw:end-glue-point="1" svg:d="M12493 4111h-3618">
          <text:p text:style-name="P1"><text:span text:style-name="T2">holder – heldAccounts</text:span></text:p>
          <text:p text:style-name="P1"><text:span text:style-name="T2"/></text:p>
        </draw:connector>
        <draw:rect draw:style-name="gr2" draw:text-style-name="P3" xml:id="id41" draw:id="id41" draw:layer="layout" svg:width="2.667cm" svg:height="0.635cm" svg:x="12.493cm" svg:y="5.699cm">
          <text:p text:style-name="P2"><text:span text:style-name="T1">Organization</text:span></text:p>
        </draw:rect>
        <draw:rect draw:style-name="gr2" draw:text-style-name="P3" xml:id="id24" draw:id="id24" draw:layer="layout" svg:width="2.667cm" svg:height="0.635cm" svg:x="19.732cm" svg:y="5.699cm">
          <text:p text:style-name="P2"><text:span text:style-name="T1">ServiceProvider</text:span></text:p>
        </draw:rect>
        <draw:rect draw:style-name="gr2" draw:text-style-name="P3" xml:id="id25" draw:id="id25" draw:layer="layout" svg:width="2.667cm" svg:height="0.635cm" svg:x="6.27cm" svg:y="5.699cm">
          <text:p text:style-name="P2"><text:span text:style-name="T1">Person</text:span></text:p>
        </draw:rect>
        <draw:connector draw:style-name="gr1" draw:text-style-name="P1" draw:layer="layout" draw:type="line" svg:x1="13.763cm" svg:y1="5.699cm" svg:x2="7.541cm" svg:y2="4.429cm" draw:end-shape="id23" draw:end-glue-point="2" svg:d="M13763 5699l-6222-1270">
          <text:p/>
        </draw:connector>
        <draw:connector draw:style-name="gr1" draw:text-style-name="P1" draw:layer="layout" draw:type="line" svg:x1="13.826cm" svg:y1="5.699cm" svg:x2="21.002cm" svg:y2="4.429cm" draw:end-shape="id22" draw:end-glue-point="2" svg:d="M13826 5699l7176-1270">
          <text:p/>
        </draw:connector>
        <draw:connector draw:style-name="gr1" draw:text-style-name="P1" draw:layer="layout" draw:type="line" svg:x1="21.065cm" svg:y1="5.699cm" svg:x2="21.002cm" svg:y2="4.429cm" draw:start-shape="id24" draw:start-glue-point="0" draw:end-shape="id22" draw:end-glue-point="2" svg:d="M21065 5699l-63-1270">
          <text:p/>
        </draw:connector>
        <draw:connector draw:style-name="gr1" draw:text-style-name="P1" draw:layer="layout" draw:type="line" svg:x1="7.603cm" svg:y1="5.699cm" svg:x2="7.541cm" svg:y2="4.429cm" draw:start-shape="id25" draw:start-glue-point="0" draw:end-shape="id23" draw:end-glue-point="2" svg:d="M7603 5699l-62-1270">
          <text:p/>
        </draw:connector>
        <draw:rect draw:style-name="gr3" draw:text-style-name="P3" xml:id="id26" draw:id="id26" draw:layer="layout" svg:width="3.175cm" svg:height="0.508cm" svg:x="12.303cm" svg:y="12.303cm">
          <text:p text:style-name="P2"><text:span text:style-name="T2">OrganizationEntity</text:span></text:p>
        </draw:rect>
        <draw:rect draw:style-name="gr3" draw:text-style-name="P3" xml:id="id27" draw:id="id27" draw:layer="layout" svg:width="4.191cm" svg:height="0.635cm" svg:x="11.795cm" svg:y="10.398cm">
          <text:p text:style-name="P2"><text:span text:style-name="T2">AbstractOrganizationEntity</text:span></text:p>
        </draw:rect>
        <draw:connector draw:style-name="gr1" draw:text-style-name="P1" draw:layer="layout" draw:type="line" svg:x1="13.89cm" svg:y1="12.303cm" svg:x2="13.89cm" svg:y2="11.033cm" draw:start-shape="id26" draw:start-glue-point="0" draw:end-shape="id27" draw:end-glue-point="2" svg:d="M13890 12303v-1270">
          <text:p/>
        </draw:connector>
        <draw:connector draw:style-name="gr9" draw:text-style-name="P1" draw:layer="layout" draw:type="line" svg:x1="13.89cm" svg:y1="10.398cm" svg:x2="25.32cm" svg:y2="7.985cm" draw:start-shape="id27" draw:start-glue-point="0" draw:end-shape="id28" draw:end-glue-point="2" svg:d="M13890 10398l11430-2413">
          <text:p/>
        </draw:connector>
        <draw:rect draw:style-name="gr3" draw:text-style-name="P3" xml:id="id29" draw:id="id29" draw:layer="layout" svg:width="3.175cm" svg:height="0.508cm" svg:x="6.08cm" svg:y="12.303cm">
          <text:p text:style-name="P2"><text:span text:style-name="T2">PersonEntity</text:span></text:p>
        </draw:rect>
        <draw:rect draw:style-name="gr3" draw:text-style-name="P3" xml:id="id30" draw:id="id30" draw:layer="layout" svg:width="4.191cm" svg:height="0.635cm" svg:x="5.572cm" svg:y="10.398cm">
          <text:p text:style-name="P2"><text:span text:style-name="T2">AbstractPersonEntity</text:span></text:p>
        </draw:rect>
        <draw:connector draw:style-name="gr1" draw:text-style-name="P1" draw:layer="layout" draw:type="line" svg:x1="7.667cm" svg:y1="12.303cm" svg:x2="7.667cm" svg:y2="11.033cm" draw:start-shape="id29" draw:start-glue-point="0" draw:end-shape="id30" draw:end-glue-point="2" svg:d="M7667 12303v-1270">
          <text:p/>
        </draw:connector>
        <draw:rect draw:style-name="gr3" draw:text-style-name="P3" xml:id="id31" draw:id="id31" draw:layer="layout" svg:width="3.175cm" svg:height="0.508cm" svg:x="19.415cm" svg:y="12.303cm">
          <text:p text:style-name="P2"><text:span text:style-name="T2">ServiceProviderEntity</text:span></text:p>
        </draw:rect>
        <draw:rect draw:style-name="gr3" draw:text-style-name="P3" xml:id="id32" draw:id="id32" draw:layer="layout" svg:width="4.699cm" svg:height="0.635cm" svg:x="18.653cm" svg:y="10.398cm">
          <text:p text:style-name="P2"><text:span text:style-name="T2">AbstractServiceProviderEntity</text:span></text:p>
        </draw:rect>
        <draw:connector draw:style-name="gr1" draw:text-style-name="P1" draw:layer="layout" draw:type="line" svg:x1="21.002cm" svg:y1="12.303cm" svg:x2="21.002cm" svg:y2="11.033cm" draw:start-shape="id31" draw:start-glue-point="0" draw:end-shape="id32" draw:end-glue-point="2" svg:d="M21002 12303v-1270">
          <text:p/>
        </draw:connector>
        <draw:connector draw:style-name="gr1" draw:text-style-name="P1" draw:layer="layout" draw:type="line" svg:x1="21.002cm" svg:y1="10.398cm" svg:x2="21.065cm" svg:y2="6.334cm" draw:start-shape="id32" draw:start-glue-point="0" draw:end-shape="id24" draw:end-glue-point="2" svg:d="M21002 10398l63-4064">
          <text:p/>
        </draw:connector>
        <draw:connector draw:style-name="gr1" draw:text-style-name="P1" draw:layer="layout" draw:type="line" svg:x1="7.667cm" svg:y1="10.398cm" svg:x2="7.603cm" svg:y2="6.334cm" draw:start-shape="id30" draw:start-glue-point="0" draw:end-shape="id25" draw:end-glue-point="2" svg:d="M7667 10398l-64-4064">
          <text:p/>
        </draw:connector>
        <draw:rect draw:style-name="gr2" draw:text-style-name="P9" xml:id="id33" draw:id="id33" draw:layer="layout" svg:width="3.937cm" svg:height="0.635cm" svg:x="11.858cm" svg:y="1.635cm">
          <text:p text:style-name="P8"><text:span text:style-name="T4">NamedLongUniqueObject</text:span></text:p>
        </draw:rect>
        <draw:connector draw:style-name="gr1" draw:text-style-name="P1" draw:layer="layout" draw:type="line" svg:x1="21.002cm" svg:y1="3.794cm" svg:x2="13.826cm" svg:y2="2.27cm" draw:start-shape="id22" draw:start-glue-point="0" draw:end-shape="id33" draw:end-glue-point="2" svg:d="M21002 3794l-7176-1524">
          <text:p/>
        </draw:connector>
        <draw:connector draw:style-name="gr1" draw:text-style-name="P1" draw:layer="layout" draw:type="line" svg:x1="13.826cm" svg:y1="3.794cm" svg:x2="13.826cm" svg:y2="2.27cm" draw:start-shape="id21" draw:start-glue-point="0" draw:end-shape="id33" draw:end-glue-point="2" svg:d="M13826 3794v-1524">
          <text:p/>
        </draw:connector>
        <draw:connector draw:style-name="gr1" draw:text-style-name="P1" draw:layer="layout" draw:type="line" svg:x1="7.541cm" svg:y1="3.794cm" svg:x2="13.826cm" svg:y2="2.27cm" draw:start-shape="id23" draw:start-glue-point="0" draw:end-shape="id33" draw:end-glue-point="2" svg:d="M7541 3794l6285-1524">
          <text:p/>
        </draw:connector>
        <draw:rect draw:style-name="gr3" draw:text-style-name="P3" xml:id="id28" draw:id="id28" draw:layer="layout" svg:width="3.429cm" svg:height="0.762cm" svg:x="23.606cm" svg:y="7.223cm">
          <text:p text:style-name="P2"><text:span text:style-name="T2">AccountProviderEntity</text:span></text:p>
        </draw:rect>
        <draw:connector draw:style-name="gr1" draw:text-style-name="P1" draw:layer="layout" draw:type="line" svg:x1="21.002cm" svg:y1="10.398cm" svg:x2="25.32cm" svg:y2="7.985cm" draw:start-shape="id32" draw:start-glue-point="0" draw:end-shape="id28" draw:end-glue-point="2" svg:d="M21002 10398l4318-2413">
          <text:p/>
        </draw:connector>
        <draw:connector draw:style-name="gr1" draw:text-style-name="P1" draw:layer="layout" draw:type="line" svg:x1="25.32cm" svg:y1="7.223cm" svg:x2="25.32cm" svg:y2="6.334cm" draw:start-shape="id28" draw:start-glue-point="0" draw:end-shape="id34" svg:d="M25320 7223v-889">
          <text:p/>
        </draw:connector>
        <draw:rect draw:style-name="gr3" draw:text-style-name="P3" xml:id="id34" draw:id="id34" draw:layer="layout" svg:width="4.699cm" svg:height="0.635cm" svg:x="22.971cm" svg:y="5.699cm">
          <text:p text:style-name="P2"><text:span text:style-name="T2">AbstractAccountProviderEntity</text:span></text:p>
        </draw:rect>
        <draw:connector draw:style-name="gr1" draw:text-style-name="P1" draw:layer="layout" draw:type="line" svg:x1="25.32cm" svg:y1="5.699cm" svg:x2="21.002cm" svg:y2="4.429cm" draw:start-shape="id34" draw:start-glue-point="0" draw:end-shape="id22" draw:end-glue-point="2" svg:d="M25320 5699l-4318-1270">
          <text:p/>
        </draw:connector>
        <draw:rect draw:style-name="gr3" draw:text-style-name="P3" xml:id="id36" draw:id="id36" draw:layer="layout" svg:width="4.699cm" svg:height="0.668cm" svg:x="1cm" svg:y="5.699cm">
          <text:p text:style-name="P2"><text:span text:style-name="T2">AbstractAccountHolderEntity</text:span></text:p>
        </draw:rect>
        <draw:rect draw:style-name="gr3" draw:text-style-name="P3" xml:id="id35" draw:id="id35" draw:layer="layout" svg:width="3.429cm" svg:height="0.635cm" svg:x="1.635cm" svg:y="7.256cm">
          <text:p text:style-name="P2"><text:span text:style-name="T2">AccountHolderEntity</text:span></text:p>
        </draw:rect>
        <draw:connector draw:style-name="gr1" draw:text-style-name="P1" draw:layer="layout" draw:type="line" svg:x1="3.349cm" svg:y1="7.256cm" svg:x2="3.349cm" svg:y2="6.367cm" draw:start-shape="id35" draw:start-glue-point="0" draw:end-shape="id36" draw:end-glue-point="2" svg:d="M3349 7256v-889">
          <text:p/>
        </draw:connector>
        <draw:connector draw:style-name="gr1" draw:text-style-name="P1" draw:layer="layout" draw:type="line" svg:x1="3.349cm" svg:y1="5.699cm" svg:x2="7.541cm" svg:y2="4.429cm" draw:start-shape="id36" draw:start-glue-point="0" draw:end-shape="id23" draw:end-glue-point="2" svg:d="M3349 5699l4192-1270">
          <text:p/>
        </draw:connector>
        <draw:connector draw:style-name="gr1" draw:text-style-name="P1" draw:layer="layout" draw:type="line" svg:x1="7.667cm" svg:y1="10.398cm" svg:x2="3.349cm" svg:y2="7.891cm" draw:start-shape="id30" draw:start-glue-point="0" draw:end-shape="id35" draw:end-glue-point="2" svg:d="M7667 10398l-4318-2507">
          <text:p/>
        </draw:connector>
        <draw:rect draw:style-name="gr3" draw:text-style-name="P3" xml:id="id38" draw:id="id38" draw:layer="layout" svg:width="3.429cm" svg:height="0.635cm" svg:x="15.605cm" svg:y="5.699cm">
          <text:p text:style-name="P2"><text:span text:style-name="T2">AbstractAccountEntity</text:span></text:p>
        </draw:rect>
        <draw:rect draw:style-name="gr3" draw:text-style-name="P3" xml:id="id37" draw:id="id37" draw:layer="layout" svg:width="3.429cm" svg:height="0.635cm" svg:x="15.605cm" svg:y="7.223cm">
          <text:p text:style-name="P2"><text:span text:style-name="T2">AccountEntity</text:span></text:p>
        </draw:rect>
        <draw:connector draw:style-name="gr1" draw:text-style-name="P1" draw:layer="layout" draw:type="line" svg:x1="17.319cm" svg:y1="7.223cm" svg:x2="17.319cm" svg:y2="6.334cm" draw:start-shape="id37" draw:start-glue-point="0" draw:end-shape="id38" draw:end-glue-point="2" svg:d="M17319 7223v-889">
          <text:p/>
        </draw:connector>
        <draw:connector draw:style-name="gr1" draw:text-style-name="P1" draw:layer="layout" draw:type="line" svg:x1="17.319cm" svg:y1="5.699cm" svg:x2="13.826cm" svg:y2="4.429cm" draw:start-shape="id38" draw:start-glue-point="0" draw:end-shape="id21" draw:end-glue-point="2" svg:d="M17319 5699l-3493-1270">
          <text:p/>
        </draw:connector>
        <draw:connector draw:style-name="gr10" draw:text-style-name="P1" draw:layer="layout" draw:type="line" svg:x1="5.064cm" svg:y1="7.573cm" svg:x2="15.605cm" svg:y2="7.54cm" draw:start-shape="id35" draw:start-glue-point="1" draw:end-shape="id37" draw:end-glue-point="3" svg:d="M5064 7573l10541-33">
          <text:p/>
        </draw:connector>
        <draw:connector draw:style-name="gr11" draw:text-style-name="P1" draw:layer="layout" draw:type="line" svg:x1="23.606cm" svg:y1="7.604cm" svg:x2="19.034cm" svg:y2="7.54cm" draw:start-shape="id28" draw:start-glue-point="3" draw:end-shape="id37" draw:end-glue-point="1" svg:d="M23606 7604l-4572-64">
          <text:p/>
        </draw:connector>
        <draw:connector draw:style-name="gr9" draw:text-style-name="P1" draw:layer="layout" draw:type="line" svg:x1="13.89cm" svg:y1="10.398cm" svg:x2="3.349cm" svg:y2="7.891cm" draw:start-shape="id27" draw:start-glue-point="0" draw:end-shape="id35" draw:end-glue-point="2" svg:d="M13890 10398l-10541-2507">
          <text:p/>
        </draw:connector>
        <draw:rect draw:style-name="gr3" draw:text-style-name="P11" xml:id="id39" draw:id="id39" draw:layer="layout" svg:width="4.953cm" svg:height="0.668cm" svg:x="0.873cm" svg:y="3.794cm">
          <text:p text:style-name="P10"><text:span text:style-name="T5">AbstractNamedLongUniqueEntity</text:span></text:p>
        </draw:rect>
        <draw:connector draw:style-name="gr1" draw:text-style-name="P1" draw:layer="layout" draw:type="line" svg:x1="3.349cm" svg:y1="5.699cm" svg:x2="3.349cm" svg:y2="4.462cm" draw:start-shape="id36" draw:start-glue-point="0" draw:end-shape="id39" draw:end-glue-point="2" svg:d="M3349 5699v-1237">
          <text:p/>
        </draw:connector>
        <draw:connector draw:style-name="gr1" draw:text-style-name="P1" draw:layer="layout" draw:type="line" svg:x1="3.349cm" svg:y1="3.794cm" svg:x2="13.826cm" svg:y2="2.27cm" draw:start-shape="id39" draw:start-glue-point="0" draw:end-shape="id33" draw:end-glue-point="2" svg:d="M3349 3794l10477-1524">
          <text:p/>
        </draw:connector>
        <draw:rect draw:style-name="gr3" draw:text-style-name="P11" xml:id="id40" draw:id="id40" draw:layer="layout" svg:width="4.953cm" svg:height="0.668cm" svg:x="22.844cm" svg:y="3.794cm">
          <text:p text:style-name="P10"><text:span text:style-name="T5">AbstractNamedLongUniqueEntity</text:span></text:p>
        </draw:rect>
        <draw:connector draw:style-name="gr1" draw:text-style-name="P1" draw:layer="layout" draw:type="line" svg:x1="25.32cm" svg:y1="5.699cm" svg:x2="25.32cm" svg:y2="4.462cm" draw:start-shape="id34" draw:start-glue-point="0" draw:end-shape="id40" draw:end-glue-point="2" svg:d="M25320 5699v-1237">
          <text:p/>
        </draw:connector>
        <draw:connector draw:style-name="gr1" draw:text-style-name="P1" draw:layer="layout" draw:type="line" svg:x1="25.32cm" svg:y1="3.794cm" svg:x2="13.826cm" svg:y2="2.27cm" draw:start-shape="id40" draw:start-glue-point="0" draw:end-shape="id33" draw:end-glue-point="2" svg:d="M25320 3794l-11494-1524">
          <text:p/>
        </draw:connector>
        <draw:connector draw:style-name="gr1" draw:text-style-name="P1" draw:layer="layout" draw:type="line" svg:x1="13.89cm" svg:y1="10.398cm" svg:x2="13.826cm" svg:y2="6.334cm" draw:start-shape="id27" draw:start-glue-point="0" draw:end-shape="id41" draw:end-glue-point="2" svg:d="M13890 10398l-64-4064">
          <text:p/>
        </draw:connector>
        <draw:rect draw:style-name="gr3" draw:text-style-name="P3" draw:layer="layout" svg:width="5.969cm" svg:height="0.635cm" svg:x="10.144cm" svg:y="14.335cm">
          <text:p text:style-name="P2"><text:span text:style-name="T2">AbstractAccountHolderProviderEntity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y Kephart</meta:initial-creator>
    <meta:creation-date>2024-12-12T11:09:44.55</meta:creation-date>
    <dc:date>2024-12-19T08:22:45.04</dc:date>
    <dc:creator>Gary Kephart</dc:creator>
    <meta:editing-duration>PT14H28M57S</meta:editing-duration>
    <meta:editing-cycles>11</meta:editing-cycles>
    <meta:generator>OpenOffice/4.1.15$Win32 OpenOffice.org_project/4115m2$Build-9813</meta:generator>
    <meta:document-statistic meta:object-count="105"/>
  </office:meta>
</office:document-meta>
</file>